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969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soft-page-break/>11: Data Gen</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12: Not Block Blocks</text:h>
      <text:p text:style-name="P64">Video: <text:a xlink:type="simple" xlink:href="https://www.youtube.com/watch?v=62HeWH7r1jE" text:style-name="Internet_20_link" text:visited-style-name="Visited_20_Internet_20_Link"><text:span text:style-name="T23">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13: Block States</text:h>
      <text:p text:style-name="P69">Vide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3T23:24:14.149797800</dc:date>
    <meta:editing-duration>P1DT42M21S</meta:editing-duration>
    <meta:editing-cycles>21</meta:editing-cycles>
    <meta:document-statistic meta:table-count="39" meta:image-count="3" meta:object-count="0" meta:page-count="27" meta:paragraph-count="198" meta:word-count="2469" meta:character-count="29692" meta:non-whitespace-character-count="24839"/>
  </office:meta>
</office:document-meta>
</file>